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0.078cm"/>
    </style:style>
    <style:style style:name="co3" style:family="table-column">
      <style:table-column-properties fo:break-before="auto" style:column-width="17.38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ff8000"/>
    </style:style>
    <style:style style:name="ce4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Prior Noise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Best</text:p>
          </table:table-cell>
        </table:table-row>
        <table:table-row table:style-name="ro1" table:visibility="filter">
          <table:table-cell office:value-type="string" calcext:value-type="string">
            <text:p>2025-08-11 19:54:48</text:p>
          </table:table-cell>
          <table:table-cell office:value-type="string" calcext:value-type="string">
            <text:p>A_focused_woman_carefully_applies_eyeliner_with_a_thin_brush_during_a_train_journey_0.1.mp4</text:p>
          </table:table-cell>
          <table:table-cell office:value-type="string" calcext:value-type="string">
            <text:p>A focused woman carefully applies eyeliner with a thin brush during a train journey</text:p>
          </table:table-cell>
          <table:table-cell office:value-type="float" office:value="0.1" calcext:value-type="float">
            <text:p>0.1</text:p>
          </table:table-cell>
          <table:table-cell office:value-type="float" office:value="0.3072" calcext:value-type="float">
            <text:p>0.3072</text:p>
          </table:table-cell>
          <table:table-cell office:value-type="float" office:value="19.6431" calcext:value-type="float">
            <text:p>19.643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6873" calcext:value-type="float">
            <text:p>0.687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5:47</text:p>
          </table:table-cell>
          <table:table-cell office:value-type="string" calcext:value-type="string">
            <text:p>A_focused_woman_carefully_applies_eyeliner_with_a_thin_brush_during_a_train_journey_0.3.mp4</text:p>
          </table:table-cell>
          <table:table-cell office:value-type="string" calcext:value-type="string">
            <text:p>A focused woman carefully applies eyeliner with a thin brush during a train journey</text:p>
          </table:table-cell>
          <table:table-cell office:value-type="float" office:value="0.3" calcext:value-type="float">
            <text:p>0.3</text:p>
          </table:table-cell>
          <table:table-cell office:value-type="float" office:value="0.2803" calcext:value-type="float">
            <text:p>0.2803</text:p>
          </table:table-cell>
          <table:table-cell office:value-type="float" office:value="18.9778" calcext:value-type="float">
            <text:p>18.9778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7142" calcext:value-type="float">
            <text:p>0.7142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6:10</text:p>
          </table:table-cell>
          <table:table-cell office:value-type="string" calcext:value-type="string">
            <text:p>A_focused_woman_carefully_applies_eyeliner_with_a_thin_brush_during_a_train_journey_0.5.mp4</text:p>
          </table:table-cell>
          <table:table-cell office:value-type="string" calcext:value-type="string">
            <text:p>A focused woman carefully applies eyeliner with a thin brush during a train journey</text:p>
          </table:table-cell>
          <table:table-cell office:value-type="float" office:value="0.5" calcext:value-type="float">
            <text:p>0.5</text:p>
          </table:table-cell>
          <table:table-cell office:value-type="float" office:value="0.2801" calcext:value-type="float">
            <text:p>0.2801</text:p>
          </table:table-cell>
          <table:table-cell office:value-type="float" office:value="19.2174" calcext:value-type="float">
            <text:p>19.2174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7149" calcext:value-type="float">
            <text:p>0.714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6:56</text:p>
          </table:table-cell>
          <table:table-cell office:value-type="string" calcext:value-type="string">
            <text:p>A_focused_woman_carefully_applies_face_cream_with_gentle_motions_in_her_bathroom_0.1.mp4</text:p>
          </table:table-cell>
          <table:table-cell office:value-type="string" calcext:value-type="string">
            <text:p>A focused woman carefully applies face cream with gentle motions in her bathroom</text:p>
          </table:table-cell>
          <table:table-cell office:value-type="float" office:value="0.1" calcext:value-type="float">
            <text:p>0.1</text:p>
          </table:table-cell>
          <table:table-cell office:value-type="float" office:value="0.3078" calcext:value-type="float">
            <text:p>0.3078</text:p>
          </table:table-cell>
          <table:table-cell office:value-type="float" office:value="18.7918" calcext:value-type="float">
            <text:p>18.7918</text:p>
          </table:table-cell>
          <table:table-cell office:value-type="float" office:value="0.951" calcext:value-type="float">
            <text:p>0.951</text:p>
          </table:table-cell>
          <table:table-cell office:value-type="float" office:value="0.6858" calcext:value-type="float">
            <text:p>0.6858</text:p>
          </table:table-cell>
          <table:table-cell/>
        </table:table-row>
        <table:table-row table:style-name="ro1">
          <table:table-cell office:value-type="string" calcext:value-type="string">
            <text:p>2025-08-11 19:57:24</text:p>
          </table:table-cell>
          <table:table-cell office:value-type="string" calcext:value-type="string">
            <text:p>A_focused_woman_carefully_applies_face_cream_with_gentle_motions_in_her_bathroom_0.3.mp4</text:p>
          </table:table-cell>
          <table:table-cell office:value-type="string" calcext:value-type="string">
            <text:p>A focused woman carefully applies face cream with gentle motions in her bathroom</text:p>
          </table:table-cell>
          <table:table-cell office:value-type="float" office:value="0.3" calcext:value-type="float">
            <text:p>0.3</text:p>
          </table:table-cell>
          <table:table-cell office:value-type="float" office:value="0.3165" calcext:value-type="float">
            <text:p>0.3165</text:p>
          </table:table-cell>
          <table:table-cell office:value-type="float" office:value="18.636" calcext:value-type="float">
            <text:p>18.636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6769" calcext:value-type="float">
            <text:p>0.6769</text:p>
          </table:table-cell>
          <table:table-cell office:value-type="string" calcext:value-type="string">
            <text:p>XXX(appearance)</text:p>
          </table:table-cell>
        </table:table-row>
        <table:table-row table:style-name="ro1" table:visibility="filter">
          <table:table-cell office:value-type="string" calcext:value-type="string">
            <text:p>2025-08-11 19:57:48</text:p>
          </table:table-cell>
          <table:table-cell office:value-type="string" calcext:value-type="string">
            <text:p>A_focused_woman_carefully_applies_face_cream_with_gentle_motions_in_her_bathroom_0.5.mp4</text:p>
          </table:table-cell>
          <table:table-cell office:value-type="string" calcext:value-type="string">
            <text:p>A focused woman carefully applies face cream with gentle motions in her bathroom</text:p>
          </table:table-cell>
          <table:table-cell office:value-type="float" office:value="0.5" calcext:value-type="float">
            <text:p>0.5</text:p>
          </table:table-cell>
          <table:table-cell office:value-type="float" office:value="0.3153" calcext:value-type="float">
            <text:p>0.3153</text:p>
          </table:table-cell>
          <table:table-cell office:value-type="float" office:value="18.0437" calcext:value-type="float">
            <text:p>18.0437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6787" calcext:value-type="float">
            <text:p>0.6787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9:07</text:p>
          </table:table-cell>
          <table:table-cell office:value-type="string" calcext:value-type="string">
            <text:p>A_small_robot_carefully_applies_eyeliner_with_a_thin_brush_in_her_bathroom_0.1.mp4</text:p>
          </table:table-cell>
          <table:table-cell office:value-type="string" calcext:value-type="string">
            <text:p>A small robot carefully applies eyeliner with a thin brush in her bathroom</text:p>
          </table:table-cell>
          <table:table-cell office:value-type="float" office:value="0.1" calcext:value-type="float">
            <text:p>0.1</text:p>
          </table:table-cell>
          <table:table-cell office:value-type="float" office:value="0.2651" calcext:value-type="float">
            <text:p>0.2651</text:p>
          </table:table-cell>
          <table:table-cell office:value-type="float" office:value="19.6267" calcext:value-type="float">
            <text:p>19.6267</text:p>
          </table:table-cell>
          <table:table-cell office:value-type="float" office:value="0.9629" calcext:value-type="float">
            <text:p>0.9629</text:p>
          </table:table-cell>
          <table:table-cell office:value-type="float" office:value="0.7311" calcext:value-type="float">
            <text:p>0.731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9:35</text:p>
          </table:table-cell>
          <table:table-cell office:value-type="string" calcext:value-type="string">
            <text:p>A_small_robot_carefully_applies_eyeliner_with_a_thin_brush_in_her_bathroom_0.3.mp4</text:p>
          </table:table-cell>
          <table:table-cell office:value-type="string" calcext:value-type="string">
            <text:p>A small robot carefully applies eyeliner with a thin brush in her bathroom</text:p>
          </table:table-cell>
          <table:table-cell office:value-type="float" office:value="0.3" calcext:value-type="float">
            <text:p>0.3</text:p>
          </table:table-cell>
          <table:table-cell office:value-type="float" office:value="0.3206" calcext:value-type="float">
            <text:p>0.3206</text:p>
          </table:table-cell>
          <table:table-cell office:value-type="float" office:value="19.9158" calcext:value-type="float">
            <text:p>19.9158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6783" calcext:value-type="float">
            <text:p>0.678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1 19:59:54</text:p>
          </table:table-cell>
          <table:table-cell office:value-type="string" calcext:value-type="string">
            <text:p>A_small_robot_carefully_applies_eyeliner_with_a_thin_brush_in_her_bathroom_0.5.mp4</text:p>
          </table:table-cell>
          <table:table-cell office:value-type="string" calcext:value-type="string">
            <text:p>A small robot carefully applies eyeliner with a thin brush in her bathroom</text:p>
          </table:table-cell>
          <table:table-cell office:value-type="float" office:value="0.5" calcext:value-type="float">
            <text:p>0.5</text:p>
          </table:table-cell>
          <table:table-cell office:value-type="float" office:value="0.3285" calcext:value-type="float">
            <text:p>0.3285</text:p>
          </table:table-cell>
          <table:table-cell office:value-type="float" office:value="20.07" calcext:value-type="float">
            <text:p>20.07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6663" calcext:value-type="float">
            <text:p>0.666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0:57:01</text:p>
          </table:table-cell>
          <table:table-cell office:value-type="string" calcext:value-type="string">
            <text:p>A_knight_equipping_armor_practices_boxing_punching_a_red_heavy_bag_in_his_garage_home_gym_0.1.mp4</text:p>
          </table:table-cell>
          <table:table-cell office:value-type="string" calcext:value-type="string">
            <text:p>A knight equipping armor practices boxing, punching a red heavy bag in his garage home gym</text:p>
          </table:table-cell>
          <table:table-cell office:value-type="float" office:value="0.1" calcext:value-type="float">
            <text:p>0.1</text:p>
          </table:table-cell>
          <table:table-cell office:value-type="float" office:value="0.3251" calcext:value-type="float">
            <text:p>0.3251</text:p>
          </table:table-cell>
          <table:table-cell office:value-type="float" office:value="19.3881" calcext:value-type="float">
            <text:p>19.3881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669399976730347" calcext:value-type="float">
            <text:p>0.669399976730347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0:57:46</text:p>
          </table:table-cell>
          <table:table-cell office:value-type="string" calcext:value-type="string">
            <text:p>A_knight_equipping_armor_practices_boxing_punching_a_red_heavy_bag_in_his_garage_home_gym_0.3.mp4</text:p>
          </table:table-cell>
          <table:table-cell office:value-type="string" calcext:value-type="string">
            <text:p>A knight equipping armor practices boxing, punching a red heavy bag in his garage home gym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9.1891" calcext:value-type="float">
            <text:p>19.1891</text:p>
          </table:table-cell>
          <table:table-cell office:value-type="float" office:value="0.985" calcext:value-type="float">
            <text:p>0.985</text:p>
          </table:table-cell>
          <table:table-cell office:value-type="float" office:value="0.677799999713898" calcext:value-type="float">
            <text:p>0.677799999713898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0:58:11</text:p>
          </table:table-cell>
          <table:table-cell office:value-type="string" calcext:value-type="string">
            <text:p>A_knight_equipping_armor_practices_boxing_punching_a_red_heavy_bag_in_his_garage_home_gym_0.5.mp4</text:p>
          </table:table-cell>
          <table:table-cell office:value-type="string" calcext:value-type="string">
            <text:p>A knight equipping armor practices boxing, punching a red heavy bag in his garage home gym</text:p>
          </table:table-cell>
          <table:table-cell office:value-type="float" office:value="0.5" calcext:value-type="float">
            <text:p>0.5</text:p>
          </table:table-cell>
          <table:table-cell office:value-type="float" office:value="0.3264" calcext:value-type="float">
            <text:p>0.3264</text:p>
          </table:table-cell>
          <table:table-cell office:value-type="float" office:value="19.4119" calcext:value-type="float">
            <text:p>19.4119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670700013637543" calcext:value-type="float">
            <text:p>0.67070001363754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0:59:42</text:p>
          </table:table-cell>
          <table:table-cell office:value-type="string" calcext:value-type="string">
            <text:p>A_man_wearing_white_tank_top_practices_boxing_punching_a_red_heavy_bag_in_a_boxing_ring_0.1.mp4</text:p>
          </table:table-cell>
          <table:table-cell office:value-type="string" calcext:value-type="string">
            <text:p>A man wearing white tank top practices boxing, punching a red heavy bag in a boxing ring</text:p>
          </table:table-cell>
          <table:table-cell office:value-type="float" office:value="0.1" calcext:value-type="float">
            <text:p>0.1</text:p>
          </table:table-cell>
          <table:table-cell office:value-type="float" office:value="0.3204" calcext:value-type="float">
            <text:p>0.3204</text:p>
          </table:table-cell>
          <table:table-cell office:value-type="float" office:value="18.1901" calcext:value-type="float">
            <text:p>18.1901</text:p>
          </table:table-cell>
          <table:table-cell table:style-name="ce2" office:value-type="float" office:value="0.9795" calcext:value-type="float">
            <text:p>0.9795</text:p>
          </table:table-cell>
          <table:table-cell office:value-type="float" office:value="0.677200019359589" calcext:value-type="float">
            <text:p>0.67720001935958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00:14</text:p>
          </table:table-cell>
          <table:table-cell office:value-type="string" calcext:value-type="string">
            <text:p>A_man_wearing_white_tank_top_practices_boxing_punching_a_red_heavy_bag_in_a_boxing_ring_0.3.mp4</text:p>
          </table:table-cell>
          <table:table-cell office:value-type="string" calcext:value-type="string">
            <text:p>A man wearing white tank top practices boxing, punching a red heavy bag in a boxing ring</text:p>
          </table:table-cell>
          <table:table-cell office:value-type="float" office:value="0.3" calcext:value-type="float">
            <text:p>0.3</text:p>
          </table:table-cell>
          <table:table-cell office:value-type="float" office:value="0.3354" calcext:value-type="float">
            <text:p>0.3354</text:p>
          </table:table-cell>
          <table:table-cell office:value-type="float" office:value="19.096" calcext:value-type="float">
            <text:p>19.096</text:p>
          </table:table-cell>
          <table:table-cell office:value-type="float" office:value="0.9721" calcext:value-type="float">
            <text:p>0.9721</text:p>
          </table:table-cell>
          <table:table-cell office:value-type="float" office:value="0.661199986934662" calcext:value-type="float">
            <text:p>0.661199986934662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00:33</text:p>
          </table:table-cell>
          <table:table-cell office:value-type="string" calcext:value-type="string">
            <text:p>A_man_wearing_white_tank_top_practices_boxing_punching_a_red_heavy_bag_in_a_boxing_ring_0.5.mp4</text:p>
          </table:table-cell>
          <table:table-cell office:value-type="string" calcext:value-type="string">
            <text:p>A man wearing white tank top practices boxing, punching a red heavy bag in a boxing ring</text:p>
          </table:table-cell>
          <table:table-cell office:value-type="float" office:value="0.5" calcext:value-type="float">
            <text:p>0.5</text:p>
          </table:table-cell>
          <table:table-cell office:value-type="float" office:value="0.3383" calcext:value-type="float">
            <text:p>0.3383</text:p>
          </table:table-cell>
          <table:table-cell office:value-type="float" office:value="19.808" calcext:value-type="float">
            <text:p>19.808</text:p>
          </table:table-cell>
          <table:table-cell office:value-type="float" office:value="0.9642" calcext:value-type="float">
            <text:p>0.9642</text:p>
          </table:table-cell>
          <table:table-cell office:value-type="float" office:value="0.657400012016296" calcext:value-type="float">
            <text:p>0.657400012016296</text:p>
          </table:table-cell>
          <table:table-cell/>
        </table:table-row>
        <table:table-row table:style-name="ro1">
          <table:table-cell office:value-type="string" calcext:value-type="string">
            <text:p>2025-08-12 11:04:02</text:p>
          </table:table-cell>
          <table:table-cell office:value-type="string" calcext:value-type="string">
            <text:p>A_man_wearing_white_tank_top_practices_cooking_flipping_pancakes_in_his_garage_home_gym_0.1.mp4</text:p>
          </table:table-cell>
          <table:table-cell office:value-type="string" calcext:value-type="string">
            <text:p>A man wearing white tank top practices cooking, flipping pancakes in his garage home gym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4104" calcext:value-type="float">
            <text:p>0.4104</text:p>
          </table:table-cell>
          <table:table-cell office:value-type="float" office:value="21.1758" calcext:value-type="float">
            <text:p>21.1758</text:p>
          </table:table-cell>
          <table:table-cell office:value-type="float" office:value="0.9614" calcext:value-type="float">
            <text:p>0.9614</text:p>
          </table:table-cell>
          <table:table-cell table:style-name="ce2" office:value-type="float" office:value="0.582599997520447" calcext:value-type="float">
            <text:p>0.582599997520447</text:p>
          </table:table-cell>
          <table:table-cell office:value-type="string" calcext:value-type="string">
            <text:p>XXX(motion)</text:p>
          </table:table-cell>
        </table:table-row>
        <table:table-row table:style-name="ro1" table:visibility="filter">
          <table:table-cell office:value-type="string" calcext:value-type="string">
            <text:p>2025-08-12 11:04:21</text:p>
          </table:table-cell>
          <table:table-cell office:value-type="string" calcext:value-type="string">
            <text:p>A_man_wearing_white_tank_top_practices_cooking_flipping_pancakes_in_his_garage_home_gym_0.3.mp4</text:p>
          </table:table-cell>
          <table:table-cell office:value-type="string" calcext:value-type="string">
            <text:p>A man wearing white tank top practices cooking, flipping pancakes in his garage home gym</text:p>
          </table:table-cell>
          <table:table-cell office:value-type="float" office:value="0.3" calcext:value-type="float">
            <text:p>0.3</text:p>
          </table:table-cell>
          <table:table-cell office:value-type="float" office:value="0.3605" calcext:value-type="float">
            <text:p>0.3605</text:p>
          </table:table-cell>
          <table:table-cell office:value-type="float" office:value="21.1078" calcext:value-type="float">
            <text:p>21.1078</text:p>
          </table:table-cell>
          <table:table-cell office:value-type="float" office:value="0.9677" calcext:value-type="float">
            <text:p>0.9677</text:p>
          </table:table-cell>
          <table:table-cell office:value-type="float" office:value="0.63510000705719" calcext:value-type="float">
            <text:p>0.6351000070571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04:42</text:p>
          </table:table-cell>
          <table:table-cell office:value-type="string" calcext:value-type="string">
            <text:p>A_man_wearing_white_tank_top_practices_cooking_flipping_pancakes_in_his_garage_home_gym_0.5.mp4</text:p>
          </table:table-cell>
          <table:table-cell office:value-type="string" calcext:value-type="string">
            <text:p>A man wearing white tank top practices cooking, flipping pancakes in his garage home gym</text:p>
          </table:table-cell>
          <table:table-cell office:value-type="float" office:value="0.5" calcext:value-type="float">
            <text:p>0.5</text:p>
          </table:table-cell>
          <table:table-cell office:value-type="float" office:value="0.3402" calcext:value-type="float">
            <text:p>0.3402</text:p>
          </table:table-cell>
          <table:table-cell office:value-type="float" office:value="21.0485" calcext:value-type="float">
            <text:p>21.0485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654500007629395" calcext:value-type="float">
            <text:p>0.654500007629395</text:p>
          </table:table-cell>
          <table:table-cell/>
        </table:table-row>
        <table:table-row table:style-name="ro1">
          <table:table-cell office:value-type="string" calcext:value-type="string">
            <text:p>2025-08-12 11:08:56</text:p>
          </table:table-cell>
          <table:table-cell office:value-type="string" calcext:value-type="string">
            <text:p>A_crystal_skeleton_is_brushing_its_teeth_in_a_bathroom_0.1.mp4</text:p>
          </table:table-cell>
          <table:table-cell office:value-type="string" calcext:value-type="string">
            <text:p>A crystal skeleton is brushing its teeth in a bathroom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0.4077" calcext:value-type="float">
            <text:p>0.4077</text:p>
          </table:table-cell>
          <table:table-cell table:style-name="ce2" office:value-type="float" office:value="22.5528" calcext:value-type="float">
            <text:p>22.5528</text:p>
          </table:table-cell>
          <table:table-cell office:value-type="float" office:value="0.9765" calcext:value-type="float">
            <text:p>0.9765</text:p>
          </table:table-cell>
          <table:table-cell table:style-name="ce4" office:value-type="float" office:value="0.5886" calcext:value-type="float">
            <text:p>0.5886</text:p>
          </table:table-cell>
          <table:table-cell office:value-type="string" calcext:value-type="string">
            <text:p>XXX(Subject)</text:p>
          </table:table-cell>
        </table:table-row>
        <table:table-row table:style-name="ro1" table:visibility="filter">
          <table:table-cell office:value-type="string" calcext:value-type="string">
            <text:p>2025-08-12 11:09:23</text:p>
          </table:table-cell>
          <table:table-cell office:value-type="string" calcext:value-type="string">
            <text:p>A_crystal_skeleton_is_brushing_its_teeth_in_a_bathroom_0.3.mp4</text:p>
          </table:table-cell>
          <table:table-cell office:value-type="string" calcext:value-type="string">
            <text:p>A crystal skeleton is brushing its teeth in a bathroom</text:p>
          </table:table-cell>
          <table:table-cell office:value-type="float" office:value="0.3" calcext:value-type="float">
            <text:p>0.3</text:p>
          </table:table-cell>
          <table:table-cell office:value-type="float" office:value="0.3925" calcext:value-type="float">
            <text:p>0.3925</text:p>
          </table:table-cell>
          <table:table-cell office:value-type="float" office:value="22.2069" calcext:value-type="float">
            <text:p>22.2069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6008" calcext:value-type="float">
            <text:p>0.6008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09:40</text:p>
          </table:table-cell>
          <table:table-cell office:value-type="string" calcext:value-type="string">
            <text:p>A_crystal_skeleton_is_brushing_its_teeth_in_a_bathroom_0.5.mp4</text:p>
          </table:table-cell>
          <table:table-cell office:value-type="string" calcext:value-type="string">
            <text:p>A crystal skeleton is brushing its teeth in a bathroom</text:p>
          </table:table-cell>
          <table:table-cell office:value-type="float" office:value="0.5" calcext:value-type="float">
            <text:p>0.5</text:p>
          </table:table-cell>
          <table:table-cell office:value-type="float" office:value="0.2887" calcext:value-type="float">
            <text:p>0.2887</text:p>
          </table:table-cell>
          <table:table-cell office:value-type="float" office:value="19.9652" calcext:value-type="float">
            <text:p>19.9652</text:p>
          </table:table-cell>
          <table:table-cell office:value-type="float" office:value="0.947" calcext:value-type="float">
            <text:p>0.947</text:p>
          </table:table-cell>
          <table:table-cell office:value-type="float" office:value="0.705" calcext:value-type="float">
            <text:p>0.705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0:11</text:p>
          </table:table-cell>
          <table:table-cell office:value-type="string" calcext:value-type="string">
            <text:p>A_young_girl_with_long_blonde_hair_is_applying_lipstick_to_her_lips_in_a_bathroom_0.1.mp4</text:p>
          </table:table-cell>
          <table:table-cell office:value-type="string" calcext:value-type="string">
            <text:p>A young girl with long blonde hair is applying lipstick to her lips in a bathroom</text:p>
          </table:table-cell>
          <table:table-cell office:value-type="float" office:value="0.1" calcext:value-type="float">
            <text:p>0.1</text:p>
          </table:table-cell>
          <table:table-cell office:value-type="float" office:value="0.3767" calcext:value-type="float">
            <text:p>0.3767</text:p>
          </table:table-cell>
          <table:table-cell office:value-type="float" office:value="21.5421" calcext:value-type="float">
            <text:p>21.5421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6187" calcext:value-type="float">
            <text:p>0.6187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0:23</text:p>
          </table:table-cell>
          <table:table-cell office:value-type="string" calcext:value-type="string">
            <text:p>A_young_girl_with_long_blonde_hair_is_applying_lipstick_to_her_lips_in_a_bathroom_0.3.mp4</text:p>
          </table:table-cell>
          <table:table-cell office:value-type="string" calcext:value-type="string">
            <text:p>A young girl with long blonde hair is applying lipstick to her lips in a bathroom</text:p>
          </table:table-cell>
          <table:table-cell office:value-type="float" office:value="0.3" calcext:value-type="float">
            <text:p>0.3</text:p>
          </table:table-cell>
          <table:table-cell office:value-type="float" office:value="0.3666" calcext:value-type="float">
            <text:p>0.3666</text:p>
          </table:table-cell>
          <table:table-cell office:value-type="float" office:value="20.3507" calcext:value-type="float">
            <text:p>20.3507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6305" calcext:value-type="float">
            <text:p>0.6305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0:35</text:p>
          </table:table-cell>
          <table:table-cell office:value-type="string" calcext:value-type="string">
            <text:p>A_young_girl_with_long_blonde_hair_is_applying_lipstick_to_her_lips_in_a_bathroom_0.5.mp4</text:p>
          </table:table-cell>
          <table:table-cell office:value-type="string" calcext:value-type="string">
            <text:p>A young girl with long blonde hair is applying lipstick to her lips in a bathroom</text:p>
          </table:table-cell>
          <table:table-cell office:value-type="float" office:value="0.5" calcext:value-type="float">
            <text:p>0.5</text:p>
          </table:table-cell>
          <table:table-cell office:value-type="float" office:value="0.3401" calcext:value-type="float">
            <text:p>0.3401</text:p>
          </table:table-cell>
          <table:table-cell office:value-type="float" office:value="19.9642" calcext:value-type="float">
            <text:p>19.9642</text:p>
          </table:table-cell>
          <table:table-cell office:value-type="float" office:value="0.9696" calcext:value-type="float">
            <text:p>0.9696</text:p>
          </table:table-cell>
          <table:table-cell office:value-type="float" office:value="0.6564" calcext:value-type="float">
            <text:p>0.656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1:07</text:p>
          </table:table-cell>
          <table:table-cell office:value-type="string" calcext:value-type="string">
            <text:p>A_young_girl_with_long_blonde_hair_is_brushing_her_teeth_at_Heathrow_Airport_0.1.mp4</text:p>
          </table:table-cell>
          <table:table-cell office:value-type="string" calcext:value-type="string">
            <text:p>A young girl with long blonde hair is brushing her teeth at Heathrow Airport</text:p>
          </table:table-cell>
          <table:table-cell office:value-type="float" office:value="0.1" calcext:value-type="float">
            <text:p>0.1</text:p>
          </table:table-cell>
          <table:table-cell office:value-type="float" office:value="0.3492" calcext:value-type="float">
            <text:p>0.3492</text:p>
          </table:table-cell>
          <table:table-cell table:style-name="ce3" office:value-type="float" office:value="21.7393" calcext:value-type="float">
            <text:p>21.7393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6475" calcext:value-type="float">
            <text:p>0.6475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1:21</text:p>
          </table:table-cell>
          <table:table-cell office:value-type="string" calcext:value-type="string">
            <text:p>A_young_girl_with_long_blonde_hair_is_brushing_her_teeth_at_Heathrow_Airport_0.3.mp4</text:p>
          </table:table-cell>
          <table:table-cell office:value-type="string" calcext:value-type="string">
            <text:p>A young girl with long blonde hair is brushing her teeth at Heathrow Airport</text:p>
          </table:table-cell>
          <table:table-cell office:value-type="float" office:value="0.3" calcext:value-type="float">
            <text:p>0.3</text:p>
          </table:table-cell>
          <table:table-cell office:value-type="float" office:value="0.3585" calcext:value-type="float">
            <text:p>0.3585</text:p>
          </table:table-cell>
          <table:table-cell office:value-type="float" office:value="22.2282" calcext:value-type="float">
            <text:p>22.2282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6362" calcext:value-type="float">
            <text:p>0.6362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1:42</text:p>
          </table:table-cell>
          <table:table-cell office:value-type="string" calcext:value-type="string">
            <text:p>A_young_girl_with_long_blonde_hair_is_brushing_her_teeth_at_Heathrow_Airport_0.5.mp4</text:p>
          </table:table-cell>
          <table:table-cell office:value-type="string" calcext:value-type="string">
            <text:p>A young girl with long blonde hair is brushing her teeth at Heathrow Airport</text:p>
          </table:table-cell>
          <table:table-cell office:value-type="float" office:value="0.5" calcext:value-type="float">
            <text:p>0.5</text:p>
          </table:table-cell>
          <table:table-cell office:value-type="float" office:value="0.3396" calcext:value-type="float">
            <text:p>0.3396</text:p>
          </table:table-cell>
          <table:table-cell office:value-type="float" office:value="22.0805" calcext:value-type="float">
            <text:p>22.0805</text:p>
          </table:table-cell>
          <table:table-cell office:value-type="float" office:value="0.963" calcext:value-type="float">
            <text:p>0.963</text:p>
          </table:table-cell>
          <table:table-cell office:value-type="float" office:value="0.6552" calcext:value-type="float">
            <text:p>0.6552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8:51</text:p>
          </table:table-cell>
          <table:table-cell office:value-type="string" calcext:value-type="string">
            <text:p>A_muscular_alien_performs_an_impressive_snatch_lifting_a_heavy_barbell_overhead_in_a_gym_0.1.mp4</text:p>
          </table:table-cell>
          <table:table-cell office:value-type="string" calcext:value-type="string">
            <text:p>A muscular alien performs an impressive snatch, lifting a heavy barbell overhead in a gym</text:p>
          </table:table-cell>
          <table:table-cell office:value-type="float" office:value="0.1" calcext:value-type="float">
            <text:p>0.1</text:p>
          </table:table-cell>
          <table:table-cell office:value-type="float" office:value="0.3375" calcext:value-type="float">
            <text:p>0.3375</text:p>
          </table:table-cell>
          <table:table-cell office:value-type="float" office:value="20.7466" calcext:value-type="float">
            <text:p>20.7466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6551" calcext:value-type="float">
            <text:p>0.6551</text:p>
          </table:table-cell>
          <table:table-cell/>
        </table:table-row>
        <table:table-row table:style-name="ro1">
          <table:table-cell office:value-type="string" calcext:value-type="string">
            <text:p>2025-08-12 11:19:05</text:p>
          </table:table-cell>
          <table:table-cell office:value-type="string" calcext:value-type="string">
            <text:p>A_muscular_alien_performs_an_impressive_snatch_lifting_a_heavy_barbell_overhead_in_a_gym_0.3.mp4</text:p>
          </table:table-cell>
          <table:table-cell office:value-type="string" calcext:value-type="string">
            <text:p>A muscular alien performs an impressive snatch, lifting a heavy barbell overhead in a gym</text:p>
          </table:table-cell>
          <table:table-cell office:value-type="float" office:value="0.3" calcext:value-type="float">
            <text:p>0.3</text:p>
          </table:table-cell>
          <table:table-cell office:value-type="float" office:value="0.3287" calcext:value-type="float">
            <text:p>0.3287</text:p>
          </table:table-cell>
          <table:table-cell office:value-type="float" office:value="21.2953" calcext:value-type="float">
            <text:p>21.2953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6683" calcext:value-type="float">
            <text:p>0.6683</text:p>
          </table:table-cell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2025-08-12 11:19:21</text:p>
          </table:table-cell>
          <table:table-cell office:value-type="string" calcext:value-type="string">
            <text:p>A_muscular_alien_performs_an_impressive_snatch_lifting_a_heavy_barbell_overhead_in_a_gym_0.5.mp4</text:p>
          </table:table-cell>
          <table:table-cell office:value-type="string" calcext:value-type="string">
            <text:p>A muscular alien performs an impressive snatch, lifting a heavy barbell overhead in a gym</text:p>
          </table:table-cell>
          <table:table-cell office:value-type="float" office:value="0.5" calcext:value-type="float">
            <text:p>0.5</text:p>
          </table:table-cell>
          <table:table-cell office:value-type="float" office:value="0.3191" calcext:value-type="float">
            <text:p>0.3191</text:p>
          </table:table-cell>
          <table:table-cell office:value-type="float" office:value="19.8599" calcext:value-type="float">
            <text:p>19.8599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6723" calcext:value-type="float">
            <text:p>0.672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9:42</text:p>
          </table:table-cell>
          <table:table-cell office:value-type="string" calcext:value-type="string">
            <text:p>A_strong_man_does_jumping_jacks_with_perfect_form_in_a_gym_0.1.mp4</text:p>
          </table:table-cell>
          <table:table-cell office:value-type="string" calcext:value-type="string">
            <text:p>A strong man does jumping jacks with perfect form in a gym</text:p>
          </table:table-cell>
          <table:table-cell office:value-type="float" office:value="0.1" calcext:value-type="float">
            <text:p>0.1</text:p>
          </table:table-cell>
          <table:table-cell office:value-type="float" office:value="0.3184" calcext:value-type="float">
            <text:p>0.3184</text:p>
          </table:table-cell>
          <table:table-cell office:value-type="float" office:value="19.6437" calcext:value-type="float">
            <text:p>19.6437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6743" calcext:value-type="float">
            <text:p>0.674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19:57</text:p>
          </table:table-cell>
          <table:table-cell office:value-type="string" calcext:value-type="string">
            <text:p>A_strong_man_does_jumping_jacks_with_perfect_form_in_a_gym_0.3.mp4</text:p>
          </table:table-cell>
          <table:table-cell office:value-type="string" calcext:value-type="string">
            <text:p>A strong man does jumping jacks with perfect form in a gym</text:p>
          </table:table-cell>
          <table:table-cell office:value-type="float" office:value="0.3" calcext:value-type="float">
            <text:p>0.3</text:p>
          </table:table-cell>
          <table:table-cell office:value-type="float" office:value="0.3228" calcext:value-type="float">
            <text:p>0.3228</text:p>
          </table:table-cell>
          <table:table-cell office:value-type="float" office:value="19.286" calcext:value-type="float">
            <text:p>19.286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6699" calcext:value-type="float">
            <text:p>0.669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20:10</text:p>
          </table:table-cell>
          <table:table-cell office:value-type="string" calcext:value-type="string">
            <text:p>A_strong_man_does_jumping_jacks_with_perfect_form_in_a_gym_0.5.mp4</text:p>
          </table:table-cell>
          <table:table-cell office:value-type="string" calcext:value-type="string">
            <text:p>A strong man does jumping jacks with perfect form in a gym</text:p>
          </table:table-cell>
          <table:table-cell office:value-type="float" office:value="0.5" calcext:value-type="float">
            <text:p>0.5</text:p>
          </table:table-cell>
          <table:table-cell office:value-type="float" office:value="0.3158" calcext:value-type="float">
            <text:p>0.3158</text:p>
          </table:table-cell>
          <table:table-cell office:value-type="float" office:value="19.0872" calcext:value-type="float">
            <text:p>19.0872</text:p>
          </table:table-cell>
          <table:table-cell office:value-type="float" office:value="0.9703" calcext:value-type="float">
            <text:p>0.9703</text:p>
          </table:table-cell>
          <table:table-cell office:value-type="float" office:value="0.6801" calcext:value-type="float">
            <text:p>0.680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20:46</text:p>
          </table:table-cell>
          <table:table-cell office:value-type="string" calcext:value-type="string">
            <text:p>A_strong_man_performs_an_impressive_snatch_lifting_a_heavy_barbell_overhead_in_front_of_Buckingham_Palace_0.1.mp4</text:p>
          </table:table-cell>
          <table:table-cell office:value-type="string" calcext:value-type="string">
            <text:p>A strong man performs an impressive snatch, lifting a heavy barbell overhead in front of Buckingham Palace</text:p>
          </table:table-cell>
          <table:table-cell office:value-type="float" office:value="0.1" calcext:value-type="float">
            <text:p>0.1</text:p>
          </table:table-cell>
          <table:table-cell office:value-type="float" office:value="0.3019" calcext:value-type="float">
            <text:p>0.3019</text:p>
          </table:table-cell>
          <table:table-cell office:value-type="float" office:value="20.5832" calcext:value-type="float">
            <text:p>20.5832</text:p>
          </table:table-cell>
          <table:table-cell office:value-type="float" office:value="0.9466" calcext:value-type="float">
            <text:p>0.9466</text:p>
          </table:table-cell>
          <table:table-cell office:value-type="float" office:value="0.6913" calcext:value-type="float">
            <text:p>0.691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21:09</text:p>
          </table:table-cell>
          <table:table-cell office:value-type="string" calcext:value-type="string">
            <text:p>A_strong_man_performs_an_impressive_snatch_lifting_a_heavy_barbell_overhead_in_front_of_Buckingham_Palace_0.3.mp4</text:p>
          </table:table-cell>
          <table:table-cell office:value-type="string" calcext:value-type="string">
            <text:p>A strong man performs an impressive snatch, lifting a heavy barbell overhead in front of Buckingham Palace</text:p>
          </table:table-cell>
          <table:table-cell office:value-type="float" office:value="0.3" calcext:value-type="float">
            <text:p>0.3</text:p>
          </table:table-cell>
          <table:table-cell office:value-type="float" office:value="0.2845" calcext:value-type="float">
            <text:p>0.2845</text:p>
          </table:table-cell>
          <table:table-cell office:value-type="float" office:value="20.3702" calcext:value-type="float">
            <text:p>20.3702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7101" calcext:value-type="float">
            <text:p>0.710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21:25</text:p>
          </table:table-cell>
          <table:table-cell office:value-type="string" calcext:value-type="string">
            <text:p>A_strong_man_performs_an_impressive_snatch_lifting_a_heavy_barbell_overhead_in_front_of_Buckingham_Palace_0.5.mp4</text:p>
          </table:table-cell>
          <table:table-cell office:value-type="string" calcext:value-type="string">
            <text:p>A strong man performs an impressive snatch, lifting a heavy barbell overhead in front of Buckingham Palace</text:p>
          </table:table-cell>
          <table:table-cell office:value-type="float" office:value="0.5" calcext:value-type="float">
            <text:p>0.5</text:p>
          </table:table-cell>
          <table:table-cell office:value-type="float" office:value="0.2834" calcext:value-type="float">
            <text:p>0.2834</text:p>
          </table:table-cell>
          <table:table-cell office:value-type="float" office:value="21.2817" calcext:value-type="float">
            <text:p>21.281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7152" calcext:value-type="float">
            <text:p>0.7152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32:25</text:p>
          </table:table-cell>
          <table:table-cell office:value-type="string" calcext:value-type="string">
            <text:p>Two_focused_fencers_in_white_uniforms_duel_on_a_strip_inside_a_business_office_0.1.mp4</text:p>
          </table:table-cell>
          <table:table-cell office:value-type="string" calcext:value-type="string">
            <text:p>Two focused fencers in white uniforms duel on a strip inside a business office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4074" calcext:value-type="float">
            <text:p>0.4074</text:p>
          </table:table-cell>
          <table:table-cell office:value-type="float" office:value="21.6207" calcext:value-type="float">
            <text:p>21.6207</text:p>
          </table:table-cell>
          <table:table-cell office:value-type="float" office:value="0.9635" calcext:value-type="float">
            <text:p>0.9635</text:p>
          </table:table-cell>
          <table:table-cell table:style-name="ce3" office:value-type="float" office:value="0.5874" calcext:value-type="float">
            <text:p>0.587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32:43</text:p>
          </table:table-cell>
          <table:table-cell office:value-type="string" calcext:value-type="string">
            <text:p>Two_focused_fencers_in_white_uniforms_duel_on_a_strip_inside_a_business_office_0.3.mp4</text:p>
          </table:table-cell>
          <table:table-cell office:value-type="string" calcext:value-type="string">
            <text:p>Two focused fencers in white uniforms duel on a strip inside a business office</text:p>
          </table:table-cell>
          <table:table-cell office:value-type="float" office:value="0.3" calcext:value-type="float">
            <text:p>0.3</text:p>
          </table:table-cell>
          <table:table-cell office:value-type="float" office:value="0.3896" calcext:value-type="float">
            <text:p>0.3896</text:p>
          </table:table-cell>
          <table:table-cell office:value-type="float" office:value="21.6238" calcext:value-type="float">
            <text:p>21.6238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6071" calcext:value-type="float">
            <text:p>0.6071</text:p>
          </table:table-cell>
          <table:table-cell/>
        </table:table-row>
        <table:table-row table:style-name="ro1">
          <table:table-cell office:value-type="string" calcext:value-type="string">
            <text:p>2025-08-12 11:33:09</text:p>
          </table:table-cell>
          <table:table-cell office:value-type="string" calcext:value-type="string">
            <text:p>Two_focused_fencers_in_white_uniforms_duel_on_a_strip_inside_a_business_office_0.5.mp4</text:p>
          </table:table-cell>
          <table:table-cell office:value-type="string" calcext:value-type="string">
            <text:p>Two focused fencers in white uniforms duel on a strip inside a business office</text:p>
          </table:table-cell>
          <table:table-cell office:value-type="float" office:value="0.5" calcext:value-type="float">
            <text:p>0.5</text:p>
          </table:table-cell>
          <table:table-cell office:value-type="float" office:value="0.3949" calcext:value-type="float">
            <text:p>0.3949</text:p>
          </table:table-cell>
          <table:table-cell office:value-type="float" office:value="22.1261" calcext:value-type="float">
            <text:p>22.1261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5997" calcext:value-type="float">
            <text:p>0.5997</text:p>
          </table:table-cell>
          <table:table-cell office:value-type="string" calcext:value-type="string">
            <text:p>XXX(background)</text:p>
          </table:table-cell>
        </table:table-row>
        <table:table-row table:style-name="ro1" table:visibility="filter">
          <table:table-cell office:value-type="string" calcext:value-type="string">
            <text:p>2025-08-12 11:39:44</text:p>
          </table:table-cell>
          <table:table-cell office:value-type="string" calcext:value-type="string">
            <text:p>Two_focused_fencers_practice_footwork_on_a_strip_inside_a_large_sports_hall_0.1.mp4</text:p>
          </table:table-cell>
          <table:table-cell office:value-type="string" calcext:value-type="string">
            <text:p>Two focused fencers practice footwork on a strip inside a large sports hall</text:p>
          </table:table-cell>
          <table:table-cell office:value-type="float" office:value="0.1" calcext:value-type="float">
            <text:p>0.1</text:p>
          </table:table-cell>
          <table:table-cell office:value-type="float" office:value="0.358" calcext:value-type="float">
            <text:p>0.358</text:p>
          </table:table-cell>
          <table:table-cell office:value-type="float" office:value="20.2811" calcext:value-type="float">
            <text:p>20.2811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6387" calcext:value-type="float">
            <text:p>0.6387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39:57</text:p>
          </table:table-cell>
          <table:table-cell office:value-type="string" calcext:value-type="string">
            <text:p>Two_focused_fencers_practice_footwork_on_a_strip_inside_a_large_sports_hall_0.3.mp4</text:p>
          </table:table-cell>
          <table:table-cell office:value-type="string" calcext:value-type="string">
            <text:p>Two focused fencers practice footwork on a strip inside a large sports hall</text:p>
          </table:table-cell>
          <table:table-cell office:value-type="float" office:value="0.3" calcext:value-type="float">
            <text:p>0.3</text:p>
          </table:table-cell>
          <table:table-cell office:value-type="float" office:value="0.378" calcext:value-type="float">
            <text:p>0.378</text:p>
          </table:table-cell>
          <table:table-cell office:value-type="float" office:value="20.9435" calcext:value-type="float">
            <text:p>20.9435</text:p>
          </table:table-cell>
          <table:table-cell office:value-type="float" office:value="0.97" calcext:value-type="float">
            <text:p>0.97</text:p>
          </table:table-cell>
          <table:table-cell office:value-type="float" office:value="0.6177" calcext:value-type="float">
            <text:p>0.6177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0:17</text:p>
          </table:table-cell>
          <table:table-cell office:value-type="string" calcext:value-type="string">
            <text:p>Two_focused_fencers_practice_footwork_on_a_strip_inside_a_large_sports_hall_0.5.mp4</text:p>
          </table:table-cell>
          <table:table-cell office:value-type="string" calcext:value-type="string">
            <text:p>Two focused fencers practice footwork on a strip inside a large sports hall</text:p>
          </table:table-cell>
          <table:table-cell office:value-type="float" office:value="0.5" calcext:value-type="float">
            <text:p>0.5</text:p>
          </table:table-cell>
          <table:table-cell office:value-type="float" office:value="0.3712" calcext:value-type="float">
            <text:p>0.3712</text:p>
          </table:table-cell>
          <table:table-cell office:value-type="float" office:value="21.0084" calcext:value-type="float">
            <text:p>21.0084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6259" calcext:value-type="float">
            <text:p>0.625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0:49</text:p>
          </table:table-cell>
          <table:table-cell office:value-type="string" calcext:value-type="string">
            <text:p>Two_focused_women_in_kimonos_duel_on_a_strip_inside_a_large_sports_hall_0.1.mp4</text:p>
          </table:table-cell>
          <table:table-cell office:value-type="string" calcext:value-type="string">
            <text:p>Two focused women in kimonos duel on a strip inside a large sports hall</text:p>
          </table:table-cell>
          <table:table-cell office:value-type="float" office:value="0.1" calcext:value-type="float">
            <text:p>0.1</text:p>
          </table:table-cell>
          <table:table-cell office:value-type="float" office:value="0.2926" calcext:value-type="float">
            <text:p>0.2926</text:p>
          </table:table-cell>
          <table:table-cell office:value-type="float" office:value="19.4674" calcext:value-type="float">
            <text:p>19.4674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7025" calcext:value-type="float">
            <text:p>0.7025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1:02</text:p>
          </table:table-cell>
          <table:table-cell office:value-type="string" calcext:value-type="string">
            <text:p>Two_focused_women_in_kimonos_duel_on_a_strip_inside_a_large_sports_hall_0.3.mp4</text:p>
          </table:table-cell>
          <table:table-cell office:value-type="string" calcext:value-type="string">
            <text:p>Two focused women in kimonos duel on a strip inside a large sports hall</text:p>
          </table:table-cell>
          <table:table-cell office:value-type="float" office:value="0.3" calcext:value-type="float">
            <text:p>0.3</text:p>
          </table:table-cell>
          <table:table-cell office:value-type="float" office:value="0.3313" calcext:value-type="float">
            <text:p>0.3313</text:p>
          </table:table-cell>
          <table:table-cell office:value-type="float" office:value="19.8745" calcext:value-type="float">
            <text:p>19.8745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6639" calcext:value-type="float">
            <text:p>0.663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1:13</text:p>
          </table:table-cell>
          <table:table-cell office:value-type="string" calcext:value-type="string">
            <text:p>Two_focused_women_in_kimonos_duel_on_a_strip_inside_a_large_sports_hall_0.5.mp4</text:p>
          </table:table-cell>
          <table:table-cell office:value-type="string" calcext:value-type="string">
            <text:p>Two focused women in kimonos duel on a strip inside a large sports hall</text:p>
          </table:table-cell>
          <table:table-cell office:value-type="float" office:value="0.5" calcext:value-type="float">
            <text:p>0.5</text:p>
          </table:table-cell>
          <table:table-cell office:value-type="float" office:value="0.3327" calcext:value-type="float">
            <text:p>0.3327</text:p>
          </table:table-cell>
          <table:table-cell office:value-type="float" office:value="19.5801" calcext:value-type="float">
            <text:p>19.5801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6621" calcext:value-type="float">
            <text:p>0.662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6:50</text:p>
          </table:table-cell>
          <table:table-cell office:value-type="string" calcext:value-type="string">
            <text:p>A_man_is_practising_his_football_dribble_on_the_green_front_lawn_of_a_brick_house_0.1.mp4</text:p>
          </table:table-cell>
          <table:table-cell office:value-type="string" calcext:value-type="string">
            <text:p>A man is practising his football dribble on the green front lawn of a brick house</text:p>
          </table:table-cell>
          <table:table-cell office:value-type="float" office:value="0.1" calcext:value-type="float">
            <text:p>0.1</text:p>
          </table:table-cell>
          <table:table-cell office:value-type="float" office:value="0.3539" calcext:value-type="float">
            <text:p>0.3539</text:p>
          </table:table-cell>
          <table:table-cell office:value-type="float" office:value="20.7408" calcext:value-type="float">
            <text:p>20.7408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6341" calcext:value-type="float">
            <text:p>0.634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7:06</text:p>
          </table:table-cell>
          <table:table-cell office:value-type="string" calcext:value-type="string">
            <text:p>A_man_is_practising_his_football_dribble_on_the_green_front_lawn_of_a_brick_house_0.3.mp4</text:p>
          </table:table-cell>
          <table:table-cell office:value-type="string" calcext:value-type="string">
            <text:p>A man is practising his football dribble on the green front lawn of a brick house</text:p>
          </table:table-cell>
          <table:table-cell office:value-type="float" office:value="0.3" calcext:value-type="float">
            <text:p>0.3</text:p>
          </table:table-cell>
          <table:table-cell office:value-type="float" office:value="0.3466" calcext:value-type="float">
            <text:p>0.3466</text:p>
          </table:table-cell>
          <table:table-cell office:value-type="float" office:value="20.6627" calcext:value-type="float">
            <text:p>20.6627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6398" calcext:value-type="float">
            <text:p>0.6398</text:p>
          </table:table-cell>
          <table:table-cell/>
        </table:table-row>
        <table:table-row table:style-name="ro1">
          <table:table-cell office:value-type="string" calcext:value-type="string">
            <text:p>2025-08-12 11:47:43</text:p>
          </table:table-cell>
          <table:table-cell office:value-type="string" calcext:value-type="string">
            <text:p>A_man_is_practising_his_football_dribble_on_the_green_front_lawn_of_a_brick_house_0.5.mp4</text:p>
          </table:table-cell>
          <table:table-cell office:value-type="string" calcext:value-type="string">
            <text:p>A man is practising his football dribble on the green front lawn of a brick house</text:p>
          </table:table-cell>
          <table:table-cell office:value-type="float" office:value="0.5" calcext:value-type="float">
            <text:p>0.5</text:p>
          </table:table-cell>
          <table:table-cell office:value-type="float" office:value="0.3513" calcext:value-type="float">
            <text:p>0.3513</text:p>
          </table:table-cell>
          <table:table-cell office:value-type="float" office:value="21.1061" calcext:value-type="float">
            <text:p>21.1061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6411" calcext:value-type="float">
            <text:p>0.6411</text:p>
          </table:table-cell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2025-08-12 11:48:10</text:p>
          </table:table-cell>
          <table:table-cell office:value-type="string" calcext:value-type="string">
            <text:p>A_man_is_practising_his_golf_swing_in_Times_Square_New_York_0.1.mp4</text:p>
          </table:table-cell>
          <table:table-cell office:value-type="string" calcext:value-type="string">
            <text:p>A man is practising his golf swing in Times Square New York</text:p>
          </table:table-cell>
          <table:table-cell office:value-type="float" office:value="0.1" calcext:value-type="float">
            <text:p>0.1</text:p>
          </table:table-cell>
          <table:table-cell office:value-type="float" office:value="0.3434" calcext:value-type="float">
            <text:p>0.3434</text:p>
          </table:table-cell>
          <table:table-cell office:value-type="float" office:value="19.9068" calcext:value-type="float">
            <text:p>19.9068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6484" calcext:value-type="float">
            <text:p>0.648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8:26</text:p>
          </table:table-cell>
          <table:table-cell office:value-type="string" calcext:value-type="string">
            <text:p>A_man_is_practising_his_golf_swing_in_Times_Square_New_York_0.3.mp4</text:p>
          </table:table-cell>
          <table:table-cell office:value-type="string" calcext:value-type="string">
            <text:p>A man is practising his golf swing in Times Square New York</text:p>
          </table:table-cell>
          <table:table-cell office:value-type="float" office:value="0.3" calcext:value-type="float">
            <text:p>0.3</text:p>
          </table:table-cell>
          <table:table-cell office:value-type="float" office:value="0.3347" calcext:value-type="float">
            <text:p>0.3347</text:p>
          </table:table-cell>
          <table:table-cell office:value-type="float" office:value="20.2643" calcext:value-type="float">
            <text:p>20.2643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656" calcext:value-type="float">
            <text:p>0.656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8:38</text:p>
          </table:table-cell>
          <table:table-cell office:value-type="string" calcext:value-type="string">
            <text:p>A_man_is_practising_his_golf_swing_in_Times_Square_New_York_0.5.mp4</text:p>
          </table:table-cell>
          <table:table-cell office:value-type="string" calcext:value-type="string">
            <text:p>A man is practising his golf swing in Times Square New York</text:p>
          </table:table-cell>
          <table:table-cell office:value-type="float" office:value="0.5" calcext:value-type="float">
            <text:p>0.5</text:p>
          </table:table-cell>
          <table:table-cell office:value-type="float" office:value="0.3316" calcext:value-type="float">
            <text:p>0.3316</text:p>
          </table:table-cell>
          <table:table-cell office:value-type="float" office:value="20.3094" calcext:value-type="float">
            <text:p>20.3094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661" calcext:value-type="float">
            <text:p>0.66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9:37</text:p>
          </table:table-cell>
          <table:table-cell office:value-type="string" calcext:value-type="string">
            <text:p>A_wizard_is_practising_his_golf_swing_on_the_green_front_lawn_of_a_brick_house_0.1.mp4</text:p>
          </table:table-cell>
          <table:table-cell office:value-type="string" calcext:value-type="string">
            <text:p>A wizard is practising his golf swing on the green front lawn of a brick house</text:p>
          </table:table-cell>
          <table:table-cell office:value-type="float" office:value="0.1" calcext:value-type="float">
            <text:p>0.1</text:p>
          </table:table-cell>
          <table:table-cell office:value-type="float" office:value="0.3194" calcext:value-type="float">
            <text:p>0.3194</text:p>
          </table:table-cell>
          <table:table-cell table:style-name="ce4" office:value-type="float" office:value="21.6409" calcext:value-type="float">
            <text:p>21.6409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6701" calcext:value-type="float">
            <text:p>0.670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49:50</text:p>
          </table:table-cell>
          <table:table-cell office:value-type="string" calcext:value-type="string">
            <text:p>A_wizard_is_practising_his_golf_swing_on_the_green_front_lawn_of_a_brick_house_0.3.mp4</text:p>
          </table:table-cell>
          <table:table-cell office:value-type="string" calcext:value-type="string">
            <text:p>A wizard is practising his golf swing on the green front lawn of a brick house</text:p>
          </table:table-cell>
          <table:table-cell office:value-type="float" office:value="0.3" calcext:value-type="float">
            <text:p>0.3</text:p>
          </table:table-cell>
          <table:table-cell office:value-type="float" office:value="0.3191" calcext:value-type="float">
            <text:p>0.3191</text:p>
          </table:table-cell>
          <table:table-cell office:value-type="float" office:value="21.7372" calcext:value-type="float">
            <text:p>21.7372</text:p>
          </table:table-cell>
          <table:table-cell office:value-type="float" office:value="0.9595" calcext:value-type="float">
            <text:p>0.9595</text:p>
          </table:table-cell>
          <table:table-cell office:value-type="float" office:value="0.6766" calcext:value-type="float">
            <text:p>0.6766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0:13</text:p>
          </table:table-cell>
          <table:table-cell office:value-type="string" calcext:value-type="string">
            <text:p>A_wizard_is_practising_his_golf_swing_on_the_green_front_lawn_of_a_brick_house_0.5.mp4</text:p>
          </table:table-cell>
          <table:table-cell office:value-type="string" calcext:value-type="string">
            <text:p>A wizard is practising his golf swing on the green front lawn of a brick house</text:p>
          </table:table-cell>
          <table:table-cell office:value-type="float" office:value="0.5" calcext:value-type="float">
            <text:p>0.5</text:p>
          </table:table-cell>
          <table:table-cell office:value-type="float" office:value="0.3168" calcext:value-type="float">
            <text:p>0.3168</text:p>
          </table:table-cell>
          <table:table-cell office:value-type="float" office:value="21.6609" calcext:value-type="float">
            <text:p>21.6609</text:p>
          </table:table-cell>
          <table:table-cell office:value-type="float" office:value="0.9601" calcext:value-type="float">
            <text:p>0.9601</text:p>
          </table:table-cell>
          <table:table-cell office:value-type="float" office:value="0.6773" calcext:value-type="float">
            <text:p>0.677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3:39</text:p>
          </table:table-cell>
          <table:table-cell office:value-type="string" calcext:value-type="string">
            <text:p>An_athletic_person_does_a_yoga_pose_on_a_grassy_hill_under_a_vast_blue_sky_0.1.mp4</text:p>
          </table:table-cell>
          <table:table-cell office:value-type="string" calcext:value-type="string">
            <text:p>An athletic person does a yoga pose on a grassy hill under a vast blue sky</text:p>
          </table:table-cell>
          <table:table-cell office:value-type="float" office:value="0.1" calcext:value-type="float">
            <text:p>0.1</text:p>
          </table:table-cell>
          <table:table-cell office:value-type="float" office:value="0.3381" calcext:value-type="float">
            <text:p>0.3381</text:p>
          </table:table-cell>
          <table:table-cell office:value-type="float" office:value="21.3984" calcext:value-type="float">
            <text:p>21.3984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59" calcext:value-type="float">
            <text:p>0.65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4:15</text:p>
          </table:table-cell>
          <table:table-cell office:value-type="string" calcext:value-type="string">
            <text:p>An_athletic_person_does_a_yoga_pose_on_a_grassy_hill_under_a_vast_blue_sky_0.3.mp4</text:p>
          </table:table-cell>
          <table:table-cell office:value-type="string" calcext:value-type="string">
            <text:p>An athletic person does a yoga pose on a grassy hill under a vast blue sky</text:p>
          </table:table-cell>
          <table:table-cell office:value-type="float" office:value="0.3" calcext:value-type="float">
            <text:p>0.3</text:p>
          </table:table-cell>
          <table:table-cell office:value-type="float" office:value="0.2947" calcext:value-type="float">
            <text:p>0.2947</text:p>
          </table:table-cell>
          <table:table-cell office:value-type="float" office:value="20.8152" calcext:value-type="float">
            <text:p>20.8152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7013" calcext:value-type="float">
            <text:p>0.701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4:33</text:p>
          </table:table-cell>
          <table:table-cell office:value-type="string" calcext:value-type="string">
            <text:p>An_athletic_person_does_a_yoga_pose_on_a_grassy_hill_under_a_vast_blue_sky_0.5.mp4</text:p>
          </table:table-cell>
          <table:table-cell office:value-type="string" calcext:value-type="string">
            <text:p>An athletic person does a yoga pose on a grassy hill under a vast blue sky</text:p>
          </table:table-cell>
          <table:table-cell office:value-type="float" office:value="0.5" calcext:value-type="float">
            <text:p>0.5</text:p>
          </table:table-cell>
          <table:table-cell office:value-type="float" office:value="0.2897" calcext:value-type="float">
            <text:p>0.2897</text:p>
          </table:table-cell>
          <table:table-cell office:value-type="float" office:value="20.642" calcext:value-type="float">
            <text:p>20.642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7086" calcext:value-type="float">
            <text:p>0.7086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7:01</text:p>
          </table:table-cell>
          <table:table-cell office:value-type="string" calcext:value-type="string">
            <text:p>An_athletic_person_holds_a_steady_handstand_on_a_sandy_beach_under_a_few_white_cloud_sky_0.1.mp4</text:p>
          </table:table-cell>
          <table:table-cell office:value-type="string" calcext:value-type="string">
            <text:p>An athletic person holds a steady handstand on a sandy beach under a few white cloud sky</text:p>
          </table:table-cell>
          <table:table-cell office:value-type="float" office:value="0.1" calcext:value-type="float">
            <text:p>0.1</text:p>
          </table:table-cell>
          <table:table-cell office:value-type="float" office:value="0.3236" calcext:value-type="float">
            <text:p>0.3236</text:p>
          </table:table-cell>
          <table:table-cell office:value-type="float" office:value="20.4889" calcext:value-type="float">
            <text:p>20.4889</text:p>
          </table:table-cell>
          <table:table-cell table:style-name="ce4" office:value-type="float" office:value="0.9785" calcext:value-type="float">
            <text:p>0.9785</text:p>
          </table:table-cell>
          <table:table-cell office:value-type="float" office:value="0.6741" calcext:value-type="float">
            <text:p>0.674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7:17</text:p>
          </table:table-cell>
          <table:table-cell office:value-type="string" calcext:value-type="string">
            <text:p>An_athletic_person_holds_a_steady_handstand_on_a_sandy_beach_under_a_few_white_cloud_sky_0.3.mp4</text:p>
          </table:table-cell>
          <table:table-cell office:value-type="string" calcext:value-type="string">
            <text:p>An athletic person holds a steady handstand on a sandy beach under a few white cloud sky</text:p>
          </table:table-cell>
          <table:table-cell office:value-type="float" office:value="0.3" calcext:value-type="float">
            <text:p>0.3</text:p>
          </table:table-cell>
          <table:table-cell office:value-type="float" office:value="0.3014" calcext:value-type="float">
            <text:p>0.3014</text:p>
          </table:table-cell>
          <table:table-cell office:value-type="float" office:value="20.3654" calcext:value-type="float">
            <text:p>20.365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6958" calcext:value-type="float">
            <text:p>0.6958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7:29</text:p>
          </table:table-cell>
          <table:table-cell office:value-type="string" calcext:value-type="string">
            <text:p>An_athletic_person_holds_a_steady_handstand_on_a_sandy_beach_under_a_few_white_cloud_sky_0.5.mp4</text:p>
          </table:table-cell>
          <table:table-cell office:value-type="string" calcext:value-type="string">
            <text:p>An athletic person holds a steady handstand on a sandy beach under a few white cloud sky</text:p>
          </table:table-cell>
          <table:table-cell office:value-type="float" office:value="0.5" calcext:value-type="float">
            <text:p>0.5</text:p>
          </table:table-cell>
          <table:table-cell office:value-type="float" office:value="0.2903" calcext:value-type="float">
            <text:p>0.2903</text:p>
          </table:table-cell>
          <table:table-cell office:value-type="float" office:value="19.8296" calcext:value-type="float">
            <text:p>19.8296</text:p>
          </table:table-cell>
          <table:table-cell office:value-type="float" office:value="0.979" calcext:value-type="float">
            <text:p>0.979</text:p>
          </table:table-cell>
          <table:table-cell office:value-type="float" office:value="0.7068" calcext:value-type="float">
            <text:p>0.7068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8:30</text:p>
          </table:table-cell>
          <table:table-cell office:value-type="string" calcext:value-type="string">
            <text:p>A_silver_robot_holds_a_steady_handstand_on_a_grassy_hill_under_a_vast_blue_sky_0.1.mp4</text:p>
          </table:table-cell>
          <table:table-cell office:value-type="string" calcext:value-type="string">
            <text:p>A silver robot holds a steady handstand on a grassy hill under a vast blue sky</text:p>
          </table:table-cell>
          <table:table-cell office:value-type="float" office:value="0.1" calcext:value-type="float">
            <text:p>0.1</text:p>
          </table:table-cell>
          <table:table-cell office:value-type="float" office:value="0.3242" calcext:value-type="float">
            <text:p>0.3242</text:p>
          </table:table-cell>
          <table:table-cell office:value-type="float" office:value="20.7254" calcext:value-type="float">
            <text:p>20.7254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6694" calcext:value-type="float">
            <text:p>0.669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8:42</text:p>
          </table:table-cell>
          <table:table-cell office:value-type="string" calcext:value-type="string">
            <text:p>A_silver_robot_holds_a_steady_handstand_on_a_grassy_hill_under_a_vast_blue_sky_0.3.mp4</text:p>
          </table:table-cell>
          <table:table-cell office:value-type="string" calcext:value-type="string">
            <text:p>A silver robot holds a steady handstand on a grassy hill under a vast blue sky</text:p>
          </table:table-cell>
          <table:table-cell office:value-type="float" office:value="0.3" calcext:value-type="float">
            <text:p>0.3</text:p>
          </table:table-cell>
          <table:table-cell office:value-type="float" office:value="0.2961" calcext:value-type="float">
            <text:p>0.2961</text:p>
          </table:table-cell>
          <table:table-cell office:value-type="float" office:value="19.7078" calcext:value-type="float">
            <text:p>19.7078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6999" calcext:value-type="float">
            <text:p>0.699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1:58:51</text:p>
          </table:table-cell>
          <table:table-cell office:value-type="string" calcext:value-type="string">
            <text:p>A_silver_robot_holds_a_steady_handstand_on_a_grassy_hill_under_a_vast_blue_sky_0.5.mp4</text:p>
          </table:table-cell>
          <table:table-cell office:value-type="string" calcext:value-type="string">
            <text:p>A silver robot holds a steady handstand on a grassy hill under a vast blue sky</text:p>
          </table:table-cell>
          <table:table-cell office:value-type="float" office:value="0.5" calcext:value-type="float">
            <text:p>0.5</text:p>
          </table:table-cell>
          <table:table-cell office:value-type="float" office:value="0.3084" calcext:value-type="float">
            <text:p>0.3084</text:p>
          </table:table-cell>
          <table:table-cell office:value-type="float" office:value="19.8821" calcext:value-type="float">
            <text:p>19.8821</text:p>
          </table:table-cell>
          <table:table-cell office:value-type="float" office:value="0.9567" calcext:value-type="float">
            <text:p>0.9567</text:p>
          </table:table-cell>
          <table:table-cell office:value-type="float" office:value="0.6874" calcext:value-type="float">
            <text:p>0.687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08:50</text:p>
          </table:table-cell>
          <table:table-cell office:value-type="string" calcext:value-type="string">
            <text:p>A_man_riding_a_zebra_navigates_an_obstacle_course_in_a_sandy_arena_with_trees_and_hills_0.1.mp4</text:p>
          </table:table-cell>
          <table:table-cell office:value-type="string" calcext:value-type="string">
            <text:p>A man riding a zebra navigates an obstacle course in a sandy arena with trees and hills</text:p>
          </table:table-cell>
          <table:table-cell office:value-type="float" office:value="0.1" calcext:value-type="float">
            <text:p>0.1</text:p>
          </table:table-cell>
          <table:table-cell office:value-type="float" office:value="0.3292" calcext:value-type="float">
            <text:p>0.3292</text:p>
          </table:table-cell>
          <table:table-cell office:value-type="float" office:value="20.696" calcext:value-type="float">
            <text:p>20.696</text:p>
          </table:table-cell>
          <table:table-cell office:value-type="float" office:value="0.9434" calcext:value-type="float">
            <text:p>0.9434</text:p>
          </table:table-cell>
          <table:table-cell office:value-type="float" office:value="0.6629" calcext:value-type="float">
            <text:p>0.6629</text:p>
          </table:table-cell>
          <table:table-cell/>
        </table:table-row>
        <table:table-row table:style-name="ro1">
          <table:table-cell office:value-type="string" calcext:value-type="string">
            <text:p>2025-08-12 12:09:04</text:p>
          </table:table-cell>
          <table:table-cell office:value-type="string" calcext:value-type="string">
            <text:p>A_man_riding_a_zebra_navigates_an_obstacle_course_in_a_sandy_arena_with_trees_and_hills_0.3.mp4</text:p>
          </table:table-cell>
          <table:table-cell office:value-type="string" calcext:value-type="string">
            <text:p>A man riding a zebra navigates an obstacle course in a sandy arena with trees and hills</text:p>
          </table:table-cell>
          <table:table-cell office:value-type="float" office:value="0.3" calcext:value-type="float">
            <text:p>0.3</text:p>
          </table:table-cell>
          <table:table-cell office:value-type="float" office:value="0.3431" calcext:value-type="float">
            <text:p>0.3431</text:p>
          </table:table-cell>
          <table:table-cell office:value-type="float" office:value="20.9203" calcext:value-type="float">
            <text:p>20.9203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6441" calcext:value-type="float">
            <text:p>0.6441</text:p>
          </table:table-cell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2025-08-12 12:09:15</text:p>
          </table:table-cell>
          <table:table-cell office:value-type="string" calcext:value-type="string">
            <text:p>A_man_riding_a_zebra_navigates_an_obstacle_course_in_a_sandy_arena_with_trees_and_hills_0.5.mp4</text:p>
          </table:table-cell>
          <table:table-cell office:value-type="string" calcext:value-type="string">
            <text:p>A man riding a zebra navigates an obstacle course in a sandy arena with trees and hills</text:p>
          </table:table-cell>
          <table:table-cell office:value-type="float" office:value="0.5" calcext:value-type="float">
            <text:p>0.5</text:p>
          </table:table-cell>
          <table:table-cell office:value-type="float" office:value="0.3017" calcext:value-type="float">
            <text:p>0.3017</text:p>
          </table:table-cell>
          <table:table-cell office:value-type="float" office:value="20.2496" calcext:value-type="float">
            <text:p>20.2496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6895" calcext:value-type="float">
            <text:p>0.6895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09:36</text:p>
          </table:table-cell>
          <table:table-cell office:value-type="string" calcext:value-type="string">
            <text:p>A_rider_on_horseback_jumps_over_fences_in_a_sandy_arena_with_trees_and_hills_0.1.mp4</text:p>
          </table:table-cell>
          <table:table-cell office:value-type="string" calcext:value-type="string">
            <text:p>A rider on horseback jumps over fences in a sandy arena with trees and hills</text:p>
          </table:table-cell>
          <table:table-cell office:value-type="float" office:value="0.1" calcext:value-type="float">
            <text:p>0.1</text:p>
          </table:table-cell>
          <table:table-cell office:value-type="float" office:value="0.3311" calcext:value-type="float">
            <text:p>0.3311</text:p>
          </table:table-cell>
          <table:table-cell office:value-type="float" office:value="21.1508" calcext:value-type="float">
            <text:p>21.1508</text:p>
          </table:table-cell>
          <table:table-cell office:value-type="float" office:value="0.9593" calcext:value-type="float">
            <text:p>0.9593</text:p>
          </table:table-cell>
          <table:table-cell office:value-type="float" office:value="0.6645" calcext:value-type="float">
            <text:p>0.6645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09:51</text:p>
          </table:table-cell>
          <table:table-cell office:value-type="string" calcext:value-type="string">
            <text:p>A_rider_on_horseback_jumps_over_fences_in_a_sandy_arena_with_trees_and_hills_0.3.mp4</text:p>
          </table:table-cell>
          <table:table-cell office:value-type="string" calcext:value-type="string">
            <text:p>A rider on horseback jumps over fences in a sandy arena with trees and hills</text:p>
          </table:table-cell>
          <table:table-cell office:value-type="float" office:value="0.3" calcext:value-type="float">
            <text:p>0.3</text:p>
          </table:table-cell>
          <table:table-cell office:value-type="float" office:value="0.344" calcext:value-type="float">
            <text:p>0.344</text:p>
          </table:table-cell>
          <table:table-cell office:value-type="float" office:value="20.3991" calcext:value-type="float">
            <text:p>20.3991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6509" calcext:value-type="float">
            <text:p>0.650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10:07</text:p>
          </table:table-cell>
          <table:table-cell office:value-type="string" calcext:value-type="string">
            <text:p>A_rider_on_horseback_jumps_over_fences_in_a_sandy_arena_with_trees_and_hills_0.5.mp4</text:p>
          </table:table-cell>
          <table:table-cell office:value-type="string" calcext:value-type="string">
            <text:p>A rider on horseback jumps over fences in a sandy arena with trees and hills</text:p>
          </table:table-cell>
          <table:table-cell office:value-type="float" office:value="0.5" calcext:value-type="float">
            <text:p>0.5</text:p>
          </table:table-cell>
          <table:table-cell office:value-type="float" office:value="0.3168" calcext:value-type="float">
            <text:p>0.3168</text:p>
          </table:table-cell>
          <table:table-cell office:value-type="float" office:value="20.6586" calcext:value-type="float">
            <text:p>20.6586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6766" calcext:value-type="float">
            <text:p>0.6766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10:34</text:p>
          </table:table-cell>
          <table:table-cell office:value-type="string" calcext:value-type="string">
            <text:p>A_rider_on_horseback_navigates_an_obstacle_course_on_the_Moon_with_Earth_visible_in_the_sky_0.1.mp4</text:p>
          </table:table-cell>
          <table:table-cell office:value-type="string" calcext:value-type="string">
            <text:p>A rider on horseback navigates an obstacle course on the Moon, with Earth visible in the sky</text:p>
          </table:table-cell>
          <table:table-cell office:value-type="float" office:value="0.1" calcext:value-type="float">
            <text:p>0.1</text:p>
          </table:table-cell>
          <table:table-cell office:value-type="float" office:value="0.2981" calcext:value-type="float">
            <text:p>0.2981</text:p>
          </table:table-cell>
          <table:table-cell office:value-type="float" office:value="19.515" calcext:value-type="float">
            <text:p>19.515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6959" calcext:value-type="float">
            <text:p>0.695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10:44</text:p>
          </table:table-cell>
          <table:table-cell office:value-type="string" calcext:value-type="string">
            <text:p>A_rider_on_horseback_navigates_an_obstacle_course_on_the_Moon_with_Earth_visible_in_the_sky_0.3.mp4</text:p>
          </table:table-cell>
          <table:table-cell office:value-type="string" calcext:value-type="string">
            <text:p>A rider on horseback navigates an obstacle course on the Moon, with Earth visible in the sky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0.932" calcext:value-type="float">
            <text:p>0.932</text:p>
          </table:table-cell>
          <table:table-cell office:value-type="float" office:value="0.6724" calcext:value-type="float">
            <text:p>0.672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11:03</text:p>
          </table:table-cell>
          <table:table-cell office:value-type="string" calcext:value-type="string">
            <text:p>A_rider_on_horseback_navigates_an_obstacle_course_on_the_Moon_with_Earth_visible_in_the_sky_0.5.mp4</text:p>
          </table:table-cell>
          <table:table-cell office:value-type="string" calcext:value-type="string">
            <text:p>A rider on horseback navigates an obstacle course on the Moon, with Earth visible in the sky</text:p>
          </table:table-cell>
          <table:table-cell office:value-type="float" office:value="0.5" calcext:value-type="float">
            <text:p>0.5</text:p>
          </table:table-cell>
          <table:table-cell office:value-type="float" office:value="0.3042" calcext:value-type="float">
            <text:p>0.3042</text:p>
          </table:table-cell>
          <table:table-cell office:value-type="float" office:value="19.5483" calcext:value-type="float">
            <text:p>19.5483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6911" calcext:value-type="float">
            <text:p>0.691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19:45</text:p>
          </table:table-cell>
          <table:table-cell office:value-type="string" calcext:value-type="string">
            <text:p>A_climber_ascends_a_challenging_ice_wall_with_a_follow_cinematic_shot_0.1.mp4</text:p>
          </table:table-cell>
          <table:table-cell office:value-type="string" calcext:value-type="string">
            <text:p>A climber ascends a challenging ice wall with a follow cinematic shot</text:p>
          </table:table-cell>
          <table:table-cell office:value-type="float" office:value="0.1" calcext:value-type="float">
            <text:p>0.1</text:p>
          </table:table-cell>
          <table:table-cell office:value-type="float" office:value="0.3008" calcext:value-type="float">
            <text:p>0.3008</text:p>
          </table:table-cell>
          <table:table-cell office:value-type="float" office:value="18.9448" calcext:value-type="float">
            <text:p>18.9448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6946" calcext:value-type="float">
            <text:p>0.6946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0:16</text:p>
          </table:table-cell>
          <table:table-cell office:value-type="string" calcext:value-type="string">
            <text:p>A_climber_ascends_a_challenging_ice_wall_with_a_follow_cinematic_shot_0.3.mp4</text:p>
          </table:table-cell>
          <table:table-cell office:value-type="string" calcext:value-type="string">
            <text:p>A climber ascends a challenging ice wall with a follow cinematic shot</text:p>
          </table:table-cell>
          <table:table-cell office:value-type="float" office:value="0.3" calcext:value-type="float">
            <text:p>0.3</text:p>
          </table:table-cell>
          <table:table-cell office:value-type="float" office:value="0.3106" calcext:value-type="float">
            <text:p>0.3106</text:p>
          </table:table-cell>
          <table:table-cell office:value-type="float" office:value="18.8306" calcext:value-type="float">
            <text:p>18.8306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6814" calcext:value-type="float">
            <text:p>0.681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0:32</text:p>
          </table:table-cell>
          <table:table-cell office:value-type="string" calcext:value-type="string">
            <text:p>A_climber_ascends_a_challenging_ice_wall_with_a_follow_cinematic_shot_0.5.mp4</text:p>
          </table:table-cell>
          <table:table-cell office:value-type="string" calcext:value-type="string">
            <text:p>A climber ascends a challenging ice wall with a follow cinematic shot</text:p>
          </table:table-cell>
          <table:table-cell office:value-type="float" office:value="0.5" calcext:value-type="float">
            <text:p>0.5</text:p>
          </table:table-cell>
          <table:table-cell office:value-type="float" office:value="0.2582" calcext:value-type="float">
            <text:p>0.2582</text:p>
          </table:table-cell>
          <table:table-cell office:value-type="float" office:value="17.8159" calcext:value-type="float">
            <text:p>17.8159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7367" calcext:value-type="float">
            <text:p>0.7367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1:28</text:p>
          </table:table-cell>
          <table:table-cell office:value-type="string" calcext:value-type="string">
            <text:p>A_climber_leaps_across_holds_on_an_indoor_climbing_wall_with_a_follow_cinematic_shot_0.1.mp4</text:p>
          </table:table-cell>
          <table:table-cell office:value-type="string" calcext:value-type="string">
            <text:p>A climber leaps across holds on an indoor climbing wall with a follow cinematic shot.</text:p>
          </table:table-cell>
          <table:table-cell office:value-type="float" office:value="0.1" calcext:value-type="float">
            <text:p>0.1</text:p>
          </table:table-cell>
          <table:table-cell office:value-type="float" office:value="0.3422" calcext:value-type="float">
            <text:p>0.3422</text:p>
          </table:table-cell>
          <table:table-cell office:value-type="float" office:value="19.0389" calcext:value-type="float">
            <text:p>19.0389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6521" calcext:value-type="float">
            <text:p>0.6521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1:42</text:p>
          </table:table-cell>
          <table:table-cell office:value-type="string" calcext:value-type="string">
            <text:p>A_climber_leaps_across_holds_on_an_indoor_climbing_wall_with_a_follow_cinematic_shot_0.3.mp4</text:p>
          </table:table-cell>
          <table:table-cell office:value-type="string" calcext:value-type="string">
            <text:p>A climber leaps across holds on an indoor climbing wall with a follow cinematic shot.</text:p>
          </table:table-cell>
          <table:table-cell office:value-type="float" office:value="0.3" calcext:value-type="float">
            <text:p>0.3</text:p>
          </table:table-cell>
          <table:table-cell office:value-type="float" office:value="0.2992" calcext:value-type="float">
            <text:p>0.2992</text:p>
          </table:table-cell>
          <table:table-cell office:value-type="float" office:value="18.4791" calcext:value-type="float">
            <text:p>18.4791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6954" calcext:value-type="float">
            <text:p>0.695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2:00</text:p>
          </table:table-cell>
          <table:table-cell office:value-type="string" calcext:value-type="string">
            <text:p>A_climber_leaps_across_holds_on_an_indoor_climbing_wall_with_a_follow_cinematic_shot_0.5.mp4</text:p>
          </table:table-cell>
          <table:table-cell office:value-type="string" calcext:value-type="string">
            <text:p>A climber leaps across holds on an indoor climbing wall with a follow cinematic shot.</text:p>
          </table:table-cell>
          <table:table-cell office:value-type="float" office:value="0.5" calcext:value-type="float">
            <text:p>0.5</text:p>
          </table:table-cell>
          <table:table-cell office:value-type="float" office:value="0.3297" calcext:value-type="float">
            <text:p>0.3297</text:p>
          </table:table-cell>
          <table:table-cell office:value-type="float" office:value="18.7013" calcext:value-type="float">
            <text:p>18.7013</text:p>
          </table:table-cell>
          <table:table-cell office:value-type="float" office:value="0.9589" calcext:value-type="float">
            <text:p>0.9589</text:p>
          </table:table-cell>
          <table:table-cell office:value-type="float" office:value="0.6652" calcext:value-type="float">
            <text:p>0.6652</text:p>
          </table:table-cell>
          <table:table-cell/>
        </table:table-row>
        <table:table-row table:style-name="ro1">
          <table:table-cell office:value-type="string" calcext:value-type="string">
            <text:p>2025-08-12 12:27:30</text:p>
          </table:table-cell>
          <table:table-cell office:value-type="string" calcext:value-type="string">
            <text:p>A_woman_in_a_maids_costume_ascends_a_challenging_indoor_climbing_wall_with_a_follow_cinematic_shot_0.1.mp4</text:p>
          </table:table-cell>
          <table:table-cell office:value-type="string" calcext:value-type="string">
            <text:p>A woman in a maid's costume ascends a challenging indoor climbing wall with a follow cinematic shot</text:p>
          </table:table-cell>
          <table:table-cell office:value-type="float" office:value="0.1" calcext:value-type="float">
            <text:p>0.1</text:p>
          </table:table-cell>
          <table:table-cell office:value-type="float" office:value="0.3467" calcext:value-type="float">
            <text:p>0.3467</text:p>
          </table:table-cell>
          <table:table-cell office:value-type="float" office:value="19.4686" calcext:value-type="float">
            <text:p>19.4686</text:p>
          </table:table-cell>
          <table:table-cell office:value-type="float" office:value="0.9665" calcext:value-type="float">
            <text:p>0.9665</text:p>
          </table:table-cell>
          <table:table-cell office:value-type="float" office:value="0.6483" calcext:value-type="float">
            <text:p>0.6483</text:p>
          </table:table-cell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2025-08-12 12:28:01</text:p>
          </table:table-cell>
          <table:table-cell office:value-type="string" calcext:value-type="string">
            <text:p>A_woman_in_a_maids_costume_ascends_a_challenging_indoor_climbing_wall_with_a_follow_cinematic_shot_0.3.mp4</text:p>
          </table:table-cell>
          <table:table-cell office:value-type="string" calcext:value-type="string">
            <text:p>A woman in a maid's costume ascends a challenging indoor climbing wall with a follow cinematic shot</text:p>
          </table:table-cell>
          <table:table-cell office:value-type="float" office:value="0.3" calcext:value-type="float">
            <text:p>0.3</text:p>
          </table:table-cell>
          <table:table-cell office:value-type="float" office:value="0.3492" calcext:value-type="float">
            <text:p>0.3492</text:p>
          </table:table-cell>
          <table:table-cell office:value-type="float" office:value="19.3605" calcext:value-type="float">
            <text:p>19.3605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6463" calcext:value-type="float">
            <text:p>0.646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28:46</text:p>
          </table:table-cell>
          <table:table-cell office:value-type="string" calcext:value-type="string">
            <text:p>A_woman_in_a_maids_costume_ascends_a_challenging_indoor_climbing_wall_with_a_follow_cinematic_shot_0.5.mp4</text:p>
          </table:table-cell>
          <table:table-cell office:value-type="string" calcext:value-type="string">
            <text:p>A woman in a maid's costume ascends a challenging indoor climbing wall with a follow cinematic shot</text:p>
          </table:table-cell>
          <table:table-cell office:value-type="float" office:value="0.5" calcext:value-type="float">
            <text:p>0.5</text:p>
          </table:table-cell>
          <table:table-cell office:value-type="float" office:value="0.307" calcext:value-type="float">
            <text:p>0.307</text:p>
          </table:table-cell>
          <table:table-cell office:value-type="float" office:value="18.8838" calcext:value-type="float">
            <text:p>18.8838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6849" calcext:value-type="float">
            <text:p>0.684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1:43</text:p>
          </table:table-cell>
          <table:table-cell office:value-type="string" calcext:value-type="string">
            <text:p>An_emperor_penguin_with_a_red_backpack_is_carving_on_a_paved_road_next_to_a_snowy_mountain_0.1.mp4</text:p>
          </table:table-cell>
          <table:table-cell office:value-type="string" calcext:value-type="string">
            <text:p>An emperor penguin with a red backpack is carving on a paved road next to a snowy mountain</text:p>
          </table:table-cell>
          <table:table-cell office:value-type="float" office:value="0.1" calcext:value-type="float">
            <text:p>0.1</text:p>
          </table:table-cell>
          <table:table-cell office:value-type="float" office:value="0.3117" calcext:value-type="float">
            <text:p>0.3117</text:p>
          </table:table-cell>
          <table:table-cell office:value-type="float" office:value="21.0268" calcext:value-type="float">
            <text:p>21.0268</text:p>
          </table:table-cell>
          <table:table-cell table:style-name="ce3" office:value-type="float" office:value="0.9794" calcext:value-type="float">
            <text:p>0.9794</text:p>
          </table:table-cell>
          <table:table-cell office:value-type="float" office:value="0.6861" calcext:value-type="float">
            <text:p>0.6861</text:p>
          </table:table-cell>
          <table:table-cell/>
        </table:table-row>
        <table:table-row table:style-name="ro1">
          <table:table-cell office:value-type="string" calcext:value-type="string">
            <text:p>2025-08-12 12:31:55</text:p>
          </table:table-cell>
          <table:table-cell office:value-type="string" calcext:value-type="string">
            <text:p>An_emperor_penguin_with_a_red_backpack_is_carving_on_a_paved_road_next_to_a_snowy_mountain_0.3.mp4</text:p>
          </table:table-cell>
          <table:table-cell office:value-type="string" calcext:value-type="string">
            <text:p>An emperor penguin with a red backpack is carving on a paved road next to a snowy mountain</text:p>
          </table:table-cell>
          <table:table-cell office:value-type="float" office:value="0.3" calcext:value-type="float">
            <text:p>0.3</text:p>
          </table:table-cell>
          <table:table-cell office:value-type="float" office:value="0.3142" calcext:value-type="float">
            <text:p>0.3142</text:p>
          </table:table-cell>
          <table:table-cell office:value-type="float" office:value="21.1811" calcext:value-type="float">
            <text:p>21.1811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6827" calcext:value-type="float">
            <text:p>0.6827</text:p>
          </table:table-cell>
          <table:table-cell office:value-type="string" calcext:value-type="string">
            <text:p>XXX</text:p>
          </table:table-cell>
        </table:table-row>
        <table:table-row table:style-name="ro1" table:visibility="filter">
          <table:table-cell office:value-type="string" calcext:value-type="string">
            <text:p>2025-08-12 12:32:10</text:p>
          </table:table-cell>
          <table:table-cell office:value-type="string" calcext:value-type="string">
            <text:p>An_emperor_penguin_with_a_red_backpack_is_carving_on_a_paved_road_next_to_a_snowy_mountain_0.5.mp4</text:p>
          </table:table-cell>
          <table:table-cell office:value-type="string" calcext:value-type="string">
            <text:p>An emperor penguin with a red backpack is carving on a paved road next to a snowy mountain</text:p>
          </table:table-cell>
          <table:table-cell office:value-type="float" office:value="0.5" calcext:value-type="float">
            <text:p>0.5</text:p>
          </table:table-cell>
          <table:table-cell office:value-type="float" office:value="0.2876" calcext:value-type="float">
            <text:p>0.2876</text:p>
          </table:table-cell>
          <table:table-cell office:value-type="float" office:value="19.5712" calcext:value-type="float">
            <text:p>19.5712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7094" calcext:value-type="float">
            <text:p>0.709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2:42</text:p>
          </table:table-cell>
          <table:table-cell office:value-type="string" calcext:value-type="string">
            <text:p>A_skater_with_a_red_backpack_is_carving_on_a_paved_road_in_front_of_Tokyo_Skytree_0.1.mp4</text:p>
          </table:table-cell>
          <table:table-cell office:value-type="string" calcext:value-type="string">
            <text:p>A skater with a red backpack is carving on a paved road in front of Tokyo Skytree</text:p>
          </table:table-cell>
          <table:table-cell office:value-type="float" office:value="0.1" calcext:value-type="float">
            <text:p>0.1</text:p>
          </table:table-cell>
          <table:table-cell office:value-type="float" office:value="0.2952" calcext:value-type="float">
            <text:p>0.2952</text:p>
          </table:table-cell>
          <table:table-cell office:value-type="float" office:value="20.1273" calcext:value-type="float">
            <text:p>20.1273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6913" calcext:value-type="float">
            <text:p>0.6913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2:56</text:p>
          </table:table-cell>
          <table:table-cell office:value-type="string" calcext:value-type="string">
            <text:p>A_skater_with_a_red_backpack_is_carving_on_a_paved_road_in_front_of_Tokyo_Skytree_0.3.mp4</text:p>
          </table:table-cell>
          <table:table-cell office:value-type="string" calcext:value-type="string">
            <text:p>A skater with a red backpack is carving on a paved road in front of Tokyo Skytree</text:p>
          </table:table-cell>
          <table:table-cell office:value-type="float" office:value="0.3" calcext:value-type="float">
            <text:p>0.3</text:p>
          </table:table-cell>
          <table:table-cell office:value-type="float" office:value="0.2718" calcext:value-type="float">
            <text:p>0.2718</text:p>
          </table:table-cell>
          <table:table-cell office:value-type="float" office:value="19.8673" calcext:value-type="float">
            <text:p>19.8673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7224" calcext:value-type="float">
            <text:p>0.722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3:08</text:p>
          </table:table-cell>
          <table:table-cell office:value-type="string" calcext:value-type="string">
            <text:p>A_skater_with_a_red_backpack_is_carving_on_a_paved_road_in_front_of_Tokyo_Skytree_0.5.mp4</text:p>
          </table:table-cell>
          <table:table-cell office:value-type="string" calcext:value-type="string">
            <text:p>A skater with a red backpack is carving on a paved road in front of Tokyo Skytree</text:p>
          </table:table-cell>
          <table:table-cell office:value-type="float" office:value="0.5" calcext:value-type="float">
            <text:p>0.5</text:p>
          </table:table-cell>
          <table:table-cell office:value-type="float" office:value="0.272" calcext:value-type="float">
            <text:p>0.272</text:p>
          </table:table-cell>
          <table:table-cell office:value-type="float" office:value="19.884" calcext:value-type="float">
            <text:p>19.884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7202" calcext:value-type="float">
            <text:p>0.7202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3:59</text:p>
          </table:table-cell>
          <table:table-cell office:value-type="string" calcext:value-type="string">
            <text:p>A_skater_with_a_red_backpack_is_handstand_walking_on_a_paved_road_next_to_a_snowy_mountain_0.1.mp4</text:p>
          </table:table-cell>
          <table:table-cell office:value-type="string" calcext:value-type="string">
            <text:p>A skater with a red backpack is handstand walking on a paved road next to a snowy mountain</text:p>
          </table:table-cell>
          <table:table-cell office:value-type="float" office:value="0.1" calcext:value-type="float">
            <text:p>0.1</text:p>
          </table:table-cell>
          <table:table-cell office:value-type="float" office:value="0.339" calcext:value-type="float">
            <text:p>0.339</text:p>
          </table:table-cell>
          <table:table-cell office:value-type="float" office:value="19.9539" calcext:value-type="float">
            <text:p>19.9539</text:p>
          </table:table-cell>
          <table:table-cell office:value-type="float" office:value="0.9715" calcext:value-type="float">
            <text:p>0.9715</text:p>
          </table:table-cell>
          <table:table-cell office:value-type="float" office:value="0.6574" calcext:value-type="float">
            <text:p>0.6574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4:13</text:p>
          </table:table-cell>
          <table:table-cell office:value-type="string" calcext:value-type="string">
            <text:p>A_skater_with_a_red_backpack_is_handstand_walking_on_a_paved_road_next_to_a_snowy_mountain_0.3.mp4</text:p>
          </table:table-cell>
          <table:table-cell office:value-type="string" calcext:value-type="string">
            <text:p>A skater with a red backpack is handstand walking on a paved road next to a snowy mountain</text:p>
          </table:table-cell>
          <table:table-cell office:value-type="float" office:value="0.3" calcext:value-type="float">
            <text:p>0.3</text:p>
          </table:table-cell>
          <table:table-cell office:value-type="float" office:value="0.3138" calcext:value-type="float">
            <text:p>0.3138</text:p>
          </table:table-cell>
          <table:table-cell office:value-type="float" office:value="20.1097" calcext:value-type="float">
            <text:p>20.1097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6729" calcext:value-type="float">
            <text:p>0.6729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-08-12 12:34:29</text:p>
          </table:table-cell>
          <table:table-cell office:value-type="string" calcext:value-type="string">
            <text:p>A_skater_with_a_red_backpack_is_handstand_walking_on_a_paved_road_next_to_a_snowy_mountain_0.5.mp4</text:p>
          </table:table-cell>
          <table:table-cell office:value-type="string" calcext:value-type="string">
            <text:p>A skater with a red backpack is handstand walking on a paved road next to a snowy mountain</text:p>
          </table:table-cell>
          <table:table-cell office:value-type="float" office:value="0.5" calcext:value-type="float">
            <text:p>0.5</text:p>
          </table:table-cell>
          <table:table-cell office:value-type="float" office:value="0.3516" calcext:value-type="float">
            <text:p>0.3516</text:p>
          </table:table-cell>
          <table:table-cell office:value-type="float" office:value="19.8595" calcext:value-type="float">
            <text:p>19.8595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6412" calcext:value-type="float">
            <text:p>0.6412</text:p>
          </table:table-cell>
          <table:table-cell/>
        </table:table-row>
      </table:table>
      <table:named-expressions/>
      <table:database-ranges>
        <table:database-range table:name="__Anonymous_Sheet_DB__0" table:target-range-address="ALL.A1:ALL.I91" table:display-filter-buttons="true">
          <table:filter>
            <table:filter-and>
              <table:filter-condition table:value="XXX" table:operator="=" table:field-number="8">
                <table:filter-set-item table:value="XXX"/>
                <table:filter-set-item table:value="XXX(Subject)"/>
                <table:filter-set-item table:value="XXX(appearance)"/>
                <table:filter-set-item table:value="XXX(background)"/>
                <table:filter-set-item table:value="XXX(motion)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8:09:53.360181984</dc:date>
    <meta:editing-duration>PT4H28M1S</meta:editing-duration>
    <meta:editing-cycles>14</meta:editing-cycles>
    <meta:generator>LibreOffice/7.3.7.2$Linux_X86_64 LibreOffice_project/30$Build-2</meta:generator>
    <meta:document-statistic meta:table-count="1" meta:cell-count="738" meta:object-count="0"/>
  </office:meta>
</office:document-meta>
</file>